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padding="0in" fo:border="none"/>
    </style:style>
    <style:style style:name="P2" style:family="paragraph" style:parent-style-name="Standard">
      <style:paragraph-properties fo:margin-top="0in" fo:margin-bottom="0in" loext:contextual-spacing="false" fo:line-height="100%" fo:padding="0in" fo:border="none"/>
      <style:text-properties style:font-name="Times New Roman" fo:font-size="12pt" style:font-name-asian="Times New Roman1" style:font-size-asian="12pt" style:font-name-complex="Times New Roman1" style:font-size-complex="12pt"/>
    </style:style>
    <style:style style:name="P3" style:family="paragraph" style:parent-style-name="Standard" style:master-page-name="Standard">
      <style:paragraph-properties fo:margin-top="0in" fo:margin-bottom="0in" loext:contextual-spacing="false" fo:line-height="100%" style:page-number="1" fo:padding="0in" fo:border="none"/>
    </style:style>
    <style:style style:name="P4" style:family="paragraph" style:parent-style-name="Standard">
      <style:paragraph-properties fo:margin-top="0.5in" fo:margin-bottom="0in" loext:contextual-spacing="false" fo:line-height="100%" fo:padding="0in" fo:border="none">
        <style:tab-stops>
          <style:tab-stop style:position="3.25in" style:type="center"/>
          <style:tab-stop style:position="6.5in" style:type="right"/>
        </style:tab-stops>
      </style:paragraph-properties>
    </style:style>
    <style:style style:name="T1" style:family="text">
      <style:text-properties fo:color="#000000" style:font-name="Times New Roman" fo:font-size="12pt" style:font-name-asian="Times New Roman1" style:font-size-asian="12pt" style:font-name-complex="Times New Roman1" style:font-size-complex="12pt"/>
    </style:style>
    <style:style style:name="T2" style:family="text">
      <style:text-properties fo:color="#000000" style:text-position="super 58%" style:font-name="Times New Roman" fo:font-size="7pt" style:font-name-asian="Times New Roman1" style:font-size-asian="7pt" style:font-name-complex="Times New Roman1" style:font-size-complex="7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text-line-through-style="solid" style:text-line-through-type="single" style:font-name="Times New Roman" fo:font-size="12pt"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Jose Ruben Espinoza</text:span></text:p>
      <text:p text:style-name="P1"><text:span text:style-name="T1">300 E 4</text:span><text:span text:style-name="T2">th</text:span><text:span text:style-name="T1"> St. </text:span></text:p>
      <text:p text:style-name="P1"><text:span text:style-name="T1">San Juan, TX 78589</text:span></text:p>
      <text:p text:style-name="P1"><text:bookmark text:name="_gjdgxs"/><text:span text:style-name="T1">Phone: (956) 929-6027</text:span></text:p>
      <text:p text:style-name="P1"><text:span text:style-name="T1">Email: joser.espinoza94@gmail.com</text:span></text:p>
      <text:p text:style-name="P2"/>
      <text:p text:style-name="P1"><text:span text:style-name="T1">Altus Group</text:span></text:p>
      <text:p text:style-name="P1"><text:span text:style-name="T1">910 Ridgebrook Road Suite 200</text:span></text:p>
      <text:p text:style-name="P1"><text:span text:style-name="T1">Sparks, Maryland 21152</text:span></text:p>
      <text:p text:style-name="P2"/>
      <text:p text:style-name="P1"><text:span text:style-name="T1">Dear Hiring Manager,</text:span></text:p>
      <text:p text:style-name="P2"/>
      <text:p text:style-name="P1"><text:span text:style-name="T1">This letter is to express my interest in filling the position of Junior Analyst as advertised on the Altus Group website. I know my skills, education, and research experience will make me a suitable candidate.</text:span></text:p>
      <text:p text:style-name="P2"/>
      <text:p text:style-name="P1"><text:span text:style-name="T1">As you will see in my attached resume, I am a recent graduate of the University of Texas—Pan American (UTPA), where I obtained a Bachelor’s of Science in Mathematics with a concentration in Pure Mathematics. As an undergraduate, I enrolled in various theoretical mathematics courses in order to truly understand mathematics in a logical and comprehensive manner. Thus, my education demonstrates my ability to comprehend convoluted procedures and ideas.</text:span></text:p>
      <text:p text:style-name="P2"/>
      <text:p text:style-name="P1"><text:span text:style-name="T1">During my undergraduate career, I had the desire to learn new abstract, challenging, theories. As a result, I joined the Experimental Algebra and Geometry Lab (EAGL) as a research assistant at UTPA. As a research assistant, I collaborated with</text:span><text:span text:style-name="T4"> </text:span><text:span text:style-name="T1">and other EAGL research assistants on a research project, where I programmed using Mathematica to generate and</text:span><text:span text:style-name="T3"> compiling </text:span><text:span text:style-name="T1">data. After </text:span><text:span text:style-name="T3">,</text:span><text:span text:style-name="T1">, I presented project results to UTPA math professors, lecturers, and students, where I received positive and constructive feedback on the improvement of my presentation and communication skills. The openness to observation and critical feedback obtained from the UTPA math professors and faculty has been instrumental for current and future presentations.  </text:span></text:p>
      <text:p text:style-name="P1"><text:span text:style-name="T3"><text:s/>While employed as a lab assistant, I simultaneously volunteered to conduct applied mathematics research in brain tumor growth. In order to conduct this research I read academic journals, programmed in Matlab, and created visualizations in order to derive the meaning of generated data. Due to made progress, I was able to give a presentation in regards to research methods used and general results made.</text:span></text:p>
      <text:p text:style-name="P2"/>
      <text:p text:style-name="P1"><text:span text:style-name="T1">As a result, I hope my education and experience merits an interview, as I am confident that I would be a valuable asset to the Altus Group.  Furthermore, I may be reached via email or cell phone.  Finally, thank you for your time and consideration in reviewing my application, I look forward to speaking about this employment opportunity.</text:span></text:p>
      <text:p text:style-name="P1"><text:span text:style-name="T3"><text:line-break/></text:span></text:p>
      <text:p text:style-name="P1"><text:span text:style-name="T1">Sincerely,</text:span></text:p>
      <text:p text:style-name="P1"><text:span text:style-name="T3"><text:line-break/><text:line-break/></text:span></text:p>
      <text:p text:style-name="P1"><text:span text:style-name="T1">Jose Ruben Espinoz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5in" fo:margin-bottom="0in" loext:contextual-spacing="false" fo:line-height="100%" fo:padding="0in" fo:border="non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0in" fo:margin-bottom="0.75in" fo:margin-left="0.75in" fo:margin-right="0.75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page-layout>
  </office:automatic-styles>
  <office:master-styles>
    <style:master-page style:name="Standard" style:page-layout-name="Mpm1">
      <style:header>
        <text:p text:style-name="MP1">http://us.altusgroup.com/job-posting/analyst-state-local-tax-and-advisory-sparks-md/1337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9" meta:word-count="371" meta:character-count="2447" meta:non-whitespace-character-count="2085"/>
    <meta:generator>LibreOfficeDev/6.0.5.2$Linux_X86_64 LibreOffice_project/</meta:generator>
  </office:meta>
</office:document-meta>
</file>